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0.0201in" fo:margin-right="0in" fo:text-indent="0in" style:auto-text-indent="false"/>
      <style:text-properties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fo:margin-left="-0.0201in" fo:margin-right="0in" fo:text-indent="0.2in" style:auto-text-indent="false"/>
      <style:text-properties style:font-name="Consolas" fo:font-size="14pt" style:font-name-asian="Consolas" style:font-size-asian="14pt" style:font-name-complex="Consolas" style:font-size-complex="14pt"/>
    </style:style>
    <style:style style:name="P3" style:family="paragraph" style:parent-style-name="Standard">
      <style:paragraph-properties fo:margin-left="-0.0201in" fo:margin-right="0in" fo:text-align="start" style:justify-single-word="false" fo:text-indent="0.2in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.0799in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5" style:family="paragraph" style:parent-style-name="Standard" style:master-page-name="">
      <style:paragraph-properties fo:margin-left="0in" fo:margin-right="0in" fo:text-indent="0.0799in" style:auto-text-indent="false" style:page-number="auto"/>
      <style:text-properties style:font-name="Consolas" fo:font-size="14pt" style:font-name-asian="Consolas" style:font-size-asian="14pt" style:font-name-complex="Consolas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おそらく男はなんらかの理由でクズ鉄町の神秘宗教に入り、そこでサボテンの香を嗅が されたのであろぅ。それからはそのなつかしい故郷の村落の味に溺れ、そして幻覚が日常 となるほど大量に常用した。そしてバッドトリップから殺人を繰り返してついには賞金首 となったのであろぅ。</text:p>
      <text:p text:style-name="P4">田舎から出てきてクズ鉄町で挫折しドラッグに走って狂乱。これもまた、クズ鉄町では めずらしくない人間の生きざまであった。</text:p>
      <text:p text:style-name="P4">父ちゃん、母ちゃん——</text:p>
      <text:p text:style-name="P4">壁にもたれて虚空を見ていた女の耳に、ふいに男が最後に叫んだ這葉が蘇った。 </text:p>
      <text:p text:style-name="P4">死に際に家族を欲した男の断末魔。</text:p>
      <text:p text:style-name="P4">「ちぇ、なんだかねぇ。まったく後味の悪い仕事だよ」</text:p>
      <text:p text:style-name="P4">女は嘆息とともに煙草の濃い紫の煙を吐き出して宙を見上げた。夜空に風とともに低い 雲が流れ、月の光をさえぎっていく。</text:p>
      <text:p text:style-name="P4">女はちびた煙草をぶっと吐き捨てると、ぶらりと男の首を片手に路地を去る。</text:p>
      <text:p text:style-name="P4">讯いでいった夜風が女の羽織ったよれよれのコートにはらんで、裾をはためかせては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tb-rl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10T21:48:04.76</meta:creation-date>
    <dc:date>2018-05-04T22:14:12.04</dc:date>
    <meta:editing-duration>PT21H23M53S</meta:editing-duration>
    <meta:editing-cycles>25</meta:editing-cycles>
    <meta:generator>OpenOffice/4.1.5$Win32 OpenOffice.org_project/415m1$Build-9789</meta:generator>
    <dc:creator>Jo Jaquinta</dc:creator>
    <meta:document-statistic meta:table-count="0" meta:image-count="0" meta:object-count="0" meta:page-count="1" meta:paragraph-count="9" meta:word-count="405" meta:character-count="411"/>
  </office:meta>
</office:document-meta>
</file>